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c410" officeooo:paragraph-rsid="0016c410"/>
    </style:style>
    <style:style style:name="P2" style:family="paragraph" style:parent-style-name="Standard">
      <style:text-properties officeooo:rsid="0020b308" officeooo:paragraph-rsid="0020b308"/>
    </style:style>
    <style:style style:name="P3" style:family="paragraph" style:parent-style-name="Table_20_Contents">
      <style:text-properties officeooo:rsid="001fd322" officeooo:paragraph-rsid="001fd322"/>
    </style:style>
    <style:style style:name="P4" style:family="paragraph" style:parent-style-name="Table_20_Contents">
      <style:text-properties officeooo:rsid="0020b308" officeooo:paragraph-rsid="0020b308"/>
    </style:style>
    <style:style style:name="P5" style:family="paragraph" style:parent-style-name="Standard">
      <style:text-properties officeooo:rsid="00242aef" officeooo:paragraph-rsid="00242aef"/>
    </style:style>
    <style:style style:name="P6" style:family="paragraph" style:parent-style-name="Standard">
      <style:text-properties officeooo:rsid="00262e02" officeooo:paragraph-rsid="00262e02"/>
    </style:style>
    <style:style style:name="P7" style:family="paragraph" style:parent-style-name="Standard">
      <style:text-properties officeooo:rsid="00271309" officeooo:paragraph-rsid="00271309"/>
    </style:style>
    <style:style style:name="P8" style:family="paragraph" style:parent-style-name="Standard">
      <style:text-properties officeooo:rsid="0027ce71" officeooo:paragraph-rsid="0027ce71"/>
    </style:style>
    <style:style style:name="P9"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rsid="00271309" officeooo:paragraph-rsid="00262e02"/>
    </style:style>
    <style:style style:name="P10" style:family="paragraph" style:parent-style-name="Text_20_body">
      <style:text-properties officeooo:rsid="0027ce71" officeooo:paragraph-rsid="0027ce71"/>
    </style:style>
    <style:style style:name="P11" style:family="paragraph" style:parent-style-name="Text_20_body">
      <style:paragraph-properties style:border-line-width-bottom="0.0047in 0.0047in 0.0047in" fo:padding-left="0in" fo:padding-right="0in" fo:padding-top="0in" fo:padding-bottom="0.0291in" fo:border-left="none" fo:border-right="none" fo:border-top="none" fo:border-bottom="0.99pt double #000000" style:join-border="false"/>
    </style:style>
    <style:style style:name="T1" style:family="text">
      <style:text-properties officeooo:rsid="0020b30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Y1</text:p>
      <text:p text:style-name="P5"/>
      <text:p text:style-name="P6">Program Categories<text:line-break/>1. Interactive Programms<text:line-break/> <text:s text:c="5"/>a. Command line Interface </text:p>
      <text:p text:style-name="P6"><text:tab/>b. Desktop Graphical User Interface</text:p>
      <text:p text:style-name="P6"><text:tab/>c. Web INterface</text:p>
      <text:p text:style-name="P6">2. Non Interactive Prog</text:p>
      <text:p text:style-name="P9"/>
      <text:p text:style-name="P7">FAQ</text:p>
      <text:p text:style-name="Text_20_body"><text:span text:style-name="Strong_20_Emphasis">Q1</text:span>:<text:span text:style-name="Strong_20_Emphasis"> How does the for-loop work? </text:span></text:p>
      <text:p text:style-name="Text_20_body"><text:span text:style-name="Strong_20_Emphasis">A</text:span>: The for-loop executes the indented lines <text:span text:style-name="Emphasis">n-</text:span>times, where <text:span text:style-name="Emphasis">n</text:span> is the number of items in the list that is being iterated.  </text:p>
      <text:p text:style-name="Text_20_body"><text:span text:style-name="Strong_20_Emphasis">Q2: What is the difference between a while loop and a for-loop?</text:span></text:p>
      <text:p text:style-name="Text_20_body"><text:span text:style-name="Strong_20_Emphasis">A</text:span>: A while loop iterates as long as the while-condition is True. A for-loop iterates that many times as there are items in the list that is being iterated. </text:p>
      <text:p text:style-name="Text_20_body"><text:span text:style-name="Strong_20_Emphasis">Q3: What are some other examples when we would need to use a for-loop?</text:span></text:p>
      <text:p text:style-name="P11">A: A for-loop is generally needed when you want to perform the same manipulation on multiple objects (e.g., capitalizing strings of a list). Another example of when you would need to use a for-loop is if you wanted to convert a video to grayscale. A video is made of hundreds or thousands of image frames. You would need to use a for-loop to iterate over the video frames and apply a grayscale effect to each frame. Another example would be to iterate over the pages of your blog website to extract their user comments, etc.</text:p>
      <text:p text:style-name="P10"><text:span text:style-name="Strong_20_Emphasis">Q1: When should we use integers and when floats?</text:span></text:p>
      <text:p text:style-name="Text_20_body"><text:span text:style-name="Strong_20_Emphasis">A</text:span>: Integers represent whole numbers, while floats represent decimal numbers. Therefore, if you are getting the number of eggs, the rank of university students, the number of participants in an event, or other whole numbers from the users, then you know you want to work with integers. On the other hand, if you are working with continuous data such as temperature, speed, etc., you want to work with floats.</text:p>
      <text:p text:style-name="Text_20_body"><text:span text:style-name="Strong_20_Emphasis">Q2: Why do we use parenthesis in functions (e.g., </text:span><text:span text:style-name="Source_20_Text"><text:span text:style-name="Strong_20_Emphasis">input()</text:span></text:span><text:span text:style-name="Strong_20_Emphasis"> and </text:span><text:span text:style-name="Source_20_Text"><text:span text:style-name="Strong_20_Emphasis">print()</text:span></text:span><text:span text:style-name="Strong_20_Emphasis">) and square brackets when accessing list items (e.g., </text:span><text:span text:style-name="Source_20_Text"><text:span text:style-name="Strong_20_Emphasis">todos[3]</text:span></text:span><text:span text:style-name="Strong_20_Emphasis">?</text:span></text:p>
      <text:p text:style-name="Text_20_body"><text:span text:style-name="Strong_20_Emphasis">A</text:span>: That is part of the deal/convention/syntax, so the interpreter knows exactly what you are trying to do. In this case, it would help the interpreter understand whether you are calling a function or accessing a list item.</text:p>
      <text:p text:style-name="Text_20_body"><text:span text:style-name="Strong_20_Emphasis">Q3: Why does indexing start from zero?</text:span></text:p>
      <text:p text:style-name="Text_20_body"><text:span text:style-name="Strong_20_Emphasis">A</text:span>: It is a common design choice across (almost?) all languages. If you have trouble wrapping your mind about the zero-origin system, think of it as a coordinate system that starts from zero and think of the indices as offsets from the origin.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9T19:14:39.332543673</meta:creation-date>
    <meta:editing-duration>PT3H11M44S</meta:editing-duration>
    <meta:editing-cycles>9</meta:editing-cycles>
    <meta:generator>LibreOffice/6.0.7.3$Linux_X86_64 LibreOffice_project/00m0$Build-3</meta:generator>
    <dc:date>2022-12-23T14:09:01.545624526</dc:date>
    <meta:document-statistic meta:table-count="0" meta:image-count="0" meta:object-count="0" meta:page-count="1" meta:paragraph-count="18" meta:word-count="388" meta:character-count="2216" meta:non-whitespace-character-count="1832"/>
  </office:meta>
</office:document-meta>
</file>